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2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3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|knows_shield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3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5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a_bad, itm_dale_light_a_ok, itm_dale_light_a_goo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dale_light_a_bad, itm_dale_light_a_ok, itm_dale_light_a_good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light_a_bad, itm_dale_light_a_ok, itm_dale_light_a_good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light_a_bad, itm_dale_light_a_ok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itm_dale_light_a_bad, itm_dale_light_a_ok, itm_dale_light_a_good,itm_leather_boots,itm_rohan_shoes,itm_arrows,itm_regular_bow,itm_dale_sword, itm_axe_a,],attr_tier_2,wp_tier_bow_2,knows_ironflesh_1|knows_power_draw_1|knows_power_throw_1,vaegir_face_young_1,vaegir_face_old_2]," calcext:value-type="string">
            <text:p>["laketown_scout","Dale_Scout","Dale_Scouts",tfg_ranged| tfg_boots| tfg_armor,0,0,fac_dale,[itm_north_leather_skullcap, itm_north_leather_skullcap_good, itm_north_skullcap,itm_dale_light_a_bad, itm_dale_light_a_ok, itm_dale_light_a_good,itm_leather_boots,itm_rohan_shoes,itm_arrows,itm_regular_bow,itm_dale_sword, itm_axe_a,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_ok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_ok,itm_dale_med_c_bad,itm_dale_med_c_good,itm_dale_med_c_ok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200)</text:p>
          </table:table-cell>
          <table:table-cell table:style-name="ce27" office:value-type="string" calcext:value-type="string">
            <text:p>knows_ironflesh_2|knows_power_draw_4|knows_power_strike_1|knows_athletics_3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" calcext:value-type="string">
            <text:p>["barding_bowmen_of_esgaroth","Barding_Bowman","Barding_Bowmen"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_o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_ok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_ok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_ok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1|knows_athletics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2|knows_athletics_1|knows_ironflesh_1|knows_power_strike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_ok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4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shield_2|knows_ironflesh_3|knows_power_strike_3|knows_power_throw_3|knows_horse_archery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s"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_ok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5|knows_shield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_dwarf|knows_athletics_2|knows_power_draw_2|knows_power_strike_2|knows_ironflesh_1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_dwarf|knows_athletics_2|knows_power_draw_3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5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throw_3|knows_power_strike_6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5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4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archery(110)|wp(100)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archery(135)| wp(110)</text:p>
          </table:table-cell>
          <table:table-cell table:style-name="ce27" office:value-type="string" calcext:value-type="string">
            <text:p>knows_riding_1|knows_athletics_6|knows_power_draw_5|knows_power_strike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7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2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17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6|knows_power_throw_5|knows_ironflesh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5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3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.00.0000</text:date>, <text:time style:data-style-name="N2" text:time-value="18:26:24.6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8-25T19:04:35.960000000</dc:date>
    <meta:editing-duration>P1DT3H25M45S</meta:editing-duration>
    <meta:editing-cycles>123</meta:editing-cycles>
    <meta:document-statistic meta:table-count="2" meta:cell-count="6623" meta:object-count="0"/>
  </office:meta>
</office:document-meta>
</file>